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roman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10.3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8.466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7.551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14.469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7.271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1.709cm"/>
    </style:style>
    <style:style style:name="co15" style:family="table-column">
      <style:table-column-properties fo:break-before="auto" style:column-width="9.375cm"/>
    </style:style>
    <style:style style:name="co16" style:family="table-column">
      <style:table-column-properties fo:break-before="auto" style:column-width="2.895cm"/>
    </style:style>
    <style:style style:name="co17" style:family="table-column">
      <style:table-column-properties fo:break-before="auto" style:column-width="16.42cm"/>
    </style:style>
    <style:style style:name="co18" style:family="table-column">
      <style:table-column-properties fo:break-before="auto" style:column-width="10.982cm"/>
    </style:style>
    <style:style style:name="co19" style:family="table-column">
      <style:table-column-properties fo:break-before="auto" style:column-width="17.029cm"/>
    </style:style>
    <style:style style:name="co20" style:family="table-column">
      <style:table-column-properties fo:break-before="auto" style:column-width="5.427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24.917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1.658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cccc" style:text-align-source="fix" style:repeat-content="false" fo:wrap-option="wrap" fo:border="0.99pt solid #cccccc" fo:padding="0.101cm" style:vertical-align="top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99pt solid #cccccc" fo:padding="0.101cm" style:vertical-align="top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padding="0.101cm" style:vertical-align="top"/>
      <style:text-properties style:font-name="Montserrat" fo:font-size="12pt" style:font-size-asian="12pt" style:font-size-complex="12pt"/>
    </style:style>
    <style:style style:name="ce4" style:family="table-cell" style:parent-style-name="Default">
      <style:table-cell-properties fo:background-color="#f4cccc" fo:wrap-option="wrap" fo:border="0.99pt solid #cccccc" fo:padding="0.101cm" style:vertical-align="top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99pt solid #cccccc" fo:padding="0.101cm" style:vertical-align="top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99pt solid #cccccc" fo:padding="0.101cm" style:vertical-align="top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cccccc" fo:padding="0.101cm" style:vertical-align="top"/>
      <style:text-properties style:text-outline="false" style:text-line-through-style="none" style:text-line-through-type="none" style:font-name="Montserrat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padding="0.101cm"/>
      <style:text-properties style:font-name="Montserrat" fo:font-size="12pt" style:font-size-asian="12pt" style:font-size-complex="12pt"/>
    </style:style>
    <style:style style:name="ce16" style:family="table-cell" style:parent-style-name="Default">
      <style:table-cell-properties fo:background-color="#f4cccc" style:text-align-source="fix" style:repeat-content="false" fo:border="0.99pt solid #b7b7b7" fo:padding="0.101cm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99pt solid #b7b7b7" fo:padding="0.101cm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4cccc" fo:border="0.99pt solid #b7b7b7" fo:padding="0.101cm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99pt solid #b7b7b7" fo:padding="0.101cm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99pt solid #b7b7b7" fo:padding="0.101cm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99pt solid #b7b7b7" fo:padding="0.101cm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99pt solid #b7b7b7" fo:padding="0.101cm"/>
      <style:text-properties style:text-outline="false" style:text-line-through-style="none" style:text-line-through-type="none" style:font-name="Montserrat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4cccc" style:text-align-source="fix" style:repeat-content="false" fo:wrap-option="wrap" fo:border="0.99pt solid #b7b7b7" fo:padding="0.101cm" style:vertical-align="top"/>
      <style:paragraph-properties fo:text-align="center" fo:margin-left="0cm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99pt solid #b7b7b7" fo:padding="0.101cm" style:vertical-align="top"/>
      <style:paragraph-properties fo:text-align="center" fo:margin-left="0cm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padding="0.101cm" style:vertical-align="top"/>
      <style:paragraph-properties fo:text-align="center" fo:margin-left="0cm"/>
      <style:text-properties style:font-name="Montserrat" fo:font-size="12pt" style:font-size-asian="12pt" style:font-size-complex="12pt"/>
    </style:style>
    <style:style style:name="ce26" style:family="table-cell" style:parent-style-name="Default">
      <style:table-cell-properties fo:background-color="#f4cccc" style:text-align-source="fix" style:repeat-content="false" fo:wrap-option="wrap" fo:border="0.99pt solid #b7b7b7" fo:padding="0.101cm" style:vertical-align="top"/>
      <style:paragraph-properties fo:text-align="start" fo:margin-left="0cm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99pt solid #b7b7b7" fo:padding="0.10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 fo:margin-left="0cm"/>
      <style:text-properties style:font-name="Montserrat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fo:border="0.99pt solid #b7b7b7" fo:padding="0.101cm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99pt solid #b7b7b7" fo:padding="0.101cm" style:vertical-align="top"/>
      <style:paragraph-properties fo:text-align="start" fo:margin-left="0cm"/>
      <style:text-properties style:text-outline="false" style:text-line-through-style="none" style:text-line-through-type="none" style:font-name="Montserrat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99pt solid #b7b7b7" fo:padding="0.10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4cccc" style:text-align-source="fix" style:repeat-content="false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99pt solid #b7b7b7" fo:padding="0.101cm" style:vertical-align="middle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padding="0.101cm" style:vertical-align="middle"/>
      <style:text-properties style:font-name="Montserrat" fo:font-size="12pt" style:font-size-asian="12pt" style:font-size-complex="12pt"/>
    </style:style>
    <style:style style:name="ce35" style:family="table-cell" style:parent-style-name="Default">
      <style:table-cell-properties fo:background-color="#f4cccc" fo:border="0.99pt solid #b7b7b7" fo:padding="0.101cm" style:vertical-align="top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99pt solid #b7b7b7" fo:padding="0.101cm" style:vertical-align="top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padding="0.101cm" style:vertical-align="top"/>
      <style:text-properties style:font-name="Montserrat" fo:font-size="12pt" style:font-size-asian="12pt" style:font-size-complex="12pt"/>
    </style:style>
    <style:style style:name="ce38" style:family="table-cell" style:parent-style-name="Default">
      <style:table-cell-properties fo:background-color="#f4cccc" style:text-align-source="fix" style:repeat-content="false" fo:border="0.99pt solid #b7b7b7" fo:padding="0.101cm" style:vertical-align="top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99pt solid #b7b7b7" fo:padding="0.101cm" style:vertical-align="top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4cccc" fo:wrap-option="wrap" fo:border="0.99pt solid #b7b7b7" fo:padding="0.101cm" style:vertical-align="top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 fo:border="0.99pt solid #b7b7b7" fo:padding="0.101cm" style:vertical-align="top"/>
      <style:text-properties style:text-outline="false" style:text-line-through-style="none" style:text-line-through-type="none" style:font-name="Montserrat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99pt solid #b7b7b7" fo:padding="0.101cm" style:vertical-align="top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4cccc" style:text-align-source="fix" style:repeat-content="false" fo:wrap-option="wrap" fo:border="0.99pt solid #b7b7b7" fo:padding="0.101cm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fo:border="0.99pt solid #b7b7b7" fo:padding="0.101cm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fo:padding="0.101cm"/>
      <style:text-properties style:font-name="Montserrat" fo:font-size="12pt" style:font-size-asian="12pt" style:font-size-complex="12pt"/>
    </style:style>
    <style:style style:name="ce46" style:family="table-cell" style:parent-style-name="Default">
      <style:table-cell-properties fo:background-color="#f4cccc" fo:wrap-option="wrap" fo:border="0.99pt solid #b7b7b7" fo:padding="0.101cm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fo:border="0.99pt solid #b7b7b7" fo:padding="0.101cm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0.99pt solid #b7b7b7" fo:padding="0.101cm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fo:border="0.99pt solid #b7b7b7" fo:padding="0.101cm"/>
      <style:text-properties style:use-window-font-color="true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99pt solid #b7b7b7" fo:padding="0.101cm" style:vertical-align="top"/>
      <style:paragraph-properties fo:text-align="center"/>
      <style:text-properties fo:color="#666666" style:text-outline="false" style:text-line-through-style="none" style:text-line-through-type="none" style:font-name="Montserra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Montserrat" fo:font-size="10pt" fo:font-weight="bold" fo:language="fr" fo:country="FR" style:language-asian="zh" style:country-asian="CN" style:language-complex="hi" style:country-complex="IN" style:font-name-complex="Montserrat" style:font-size-asian="11pt" style:font-size-complex="10pt"/>
    </style:style>
    <style:style style:name="T2" style:family="text">
      <style:text-properties style:use-window-font-color="true" style:font-name="Montserrat" fo:font-size="10pt" fo:font-weight="bold" fo:language="fr" fo:country="FR" style:language-asian="zh" style:country-asian="CN" style:language-complex="hi" style:country-complex="IN" style:font-name-complex="Montserrat" style:font-size-asian="11pt" style:font-size-complex="10pt"/>
    </style:style>
    <style:style style:name="T3" style:family="text">
      <style:text-properties style:use-window-font-color="true" fo:language="fr" fo:country="FR" style:language-asian="zh" style:country-asian="CN" style:language-complex="hi" style:country-complex="IN" style:font-name-complex="Montserrat" style:font-size-asian="11pt" style:font-size-complex="10pt"/>
    </style:style>
    <style:style style:name="T4" style:family="text">
      <style:text-properties style:font-name="Montserrat" fo:font-size="12pt" style:font-size-asian="12pt" style:font-size-complex="12pt"/>
    </style:style>
    <style:style style:name="T5" style:family="text">
      <style:text-properties style:font-name="Montserrat" fo:font-size="12pt" style:font-size-asian="12pt" style:font-size-complex="12pt" style:use-window-font-color="true" fo:font-weight="bold" fo:language="fr" fo:country="FR" style:language-asian="zh" style:country-asian="CN" style:language-complex="hi" style:country-complex="IN" style:font-name-complex="Montserrat"/>
    </style:style>
  </office:automatic-styles>
  <office:body>
    <office:spreadsheet>
      <table:table table:name="Liens entre les infrastructures ou les utilisateur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om du lien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vers</text:p>
          </table:table-cell>
          <table:table-cell table:style-name="ce4" office:value-type="string" calcext:value-type="string">
            <text:p>Usage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DV</text:p>
          </table:table-cell>
          <table:table-cell table:style-name="ce5" office:value-type="string" calcext:value-type="string">
            <text:p>Clients</text:p>
          </table:table-cell>
          <table:table-cell table:style-name="ce6" office:value-type="string" calcext:value-type="string">
            <text:p>Gestion des clients</text:p>
          </table:table-cell>
          <table:table-cell table:style-name="ce5" office:value-type="string" calcext:value-type="string">
            <text:p>Prise de rdv par le client via internet sur une module applicatif de réservation de rdv contenu dans le gestionnaire des clients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acture</text:p>
          </table:table-cell>
          <table:table-cell table:style-name="ce6" office:value-type="string" calcext:value-type="string">
            <text:p>Gestion des clients</text:p>
          </table:table-cell>
          <table:table-cell table:style-name="ce5" office:value-type="string" calcext:value-type="string">
            <text:p>Saas provider</text:p>
          </table:table-cell>
          <table:table-cell table:style-name="ce5" office:value-type="string" calcext:value-type="string">
            <text:p>Dépôt de facture que le client sera en mesure de récupérer après que le service de maintenance soit réalisé par Rep’Aero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emande</text:p>
          </table:table-cell>
          <table:table-cell table:style-name="ce6" office:value-type="string" calcext:value-type="string">
            <text:p>Gestions des clients</text:p>
          </table:table-cell>
          <table:table-cell table:style-name="ce5" office:value-type="string" calcext:value-type="string">
            <text:p>Employés</text:p>
          </table:table-cell>
          <table:table-cell table:style-name="ce5" office:value-type="string" calcext:value-type="string">
            <text:p>Visualisation et gestion faites par l’employé des demandes de clients via l’application CRM Client de l’entreprise</text:p>
          </table:table-cell>
          <table:table-cell table:number-columns-repeated="101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épenses gestion des clients</text:p>
          </table:table-cell>
          <table:table-cell table:style-name="ce6" office:value-type="string" calcext:value-type="string">
            <text:p>Gestion des clients</text:p>
          </table:table-cell>
          <table:table-cell table:style-name="ce5" office:value-type="string" calcext:value-type="string">
            <text:p>Site web banque</text:p>
          </table:table-cell>
          <table:table-cell table:style-name="ce5" office:value-type="string" calcext:value-type="string">
            <text:p>Envoie des dépenses relatives à la gestion de client vers le site web de la banque</text:p>
          </table:table-cell>
          <table:table-cell table:number-columns-repeated="101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épenses pièces détachés</text:p>
          </table:table-cell>
          <table:table-cell table:style-name="ce6" office:value-type="string" calcext:value-type="string">
            <text:p>Gestions des fournisseurs</text:p>
          </table:table-cell>
          <table:table-cell table:style-name="ce5" office:value-type="string" calcext:value-type="string">
            <text:p>Site web banque</text:p>
          </table:table-cell>
          <table:table-cell table:style-name="ce5" office:value-type="string" calcext:value-type="string">
            <text:p>Envoie des dépenses relatives à la gestion de client vers le site web de la banque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ate disponibilité des employés</text:p>
          </table:table-cell>
          <table:table-cell table:style-name="ce7" office:value-type="string" calcext:value-type="string">
            <text:p><text:span text:style-name="T1">API – </text:span>Gestion des ressources de l’entreprise</text:p>
          </table:table-cell>
          <table:table-cell table:style-name="ce6" office:value-type="string" calcext:value-type="string">
            <text:p>Gestions des clients</text:p>
          </table:table-cell>
          <table:table-cell table:style-name="ce5" office:value-type="string" calcext:value-type="string">
            <text:p>Envoie des disponibilités des employés au gestionnaire des clients</text:p>
          </table:table-cell>
          <table:table-cell table:number-columns-repeated="101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te disponibilité des techniciens</text:p>
          </table:table-cell>
          <table:table-cell table:style-name="ce6" office:value-type="string" calcext:value-type="string">
            <text:p>Gestion des ressources de l’entreprise</text:p>
          </table:table-cell>
          <table:table-cell table:style-name="ce5" office:value-type="string" calcext:value-type="string">
            <text:p>Chef d’équipe</text:p>
          </table:table-cell>
          <table:table-cell table:style-name="ce5" office:value-type="string" calcext:value-type="string">
            <text:p>Visualisation et gestion des disponibilités des techniciens par le chef d’équipe</text:p>
          </table:table-cell>
          <table:table-cell table:number-columns-repeated="101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alertes notifications</text:p>
          </table:table-cell>
          <table:table-cell table:style-name="ce5" office:value-type="string" calcext:value-type="string">
            <text:p>Gestion des clients</text:p>
          </table:table-cell>
          <table:table-cell table:style-name="ce7" office:value-type="string" calcext:value-type="string">
            <text:p><text:span text:style-name="T1">API – </text:span>Domaine de production</text:p>
          </table:table-cell>
          <table:table-cell table:style-name="ce5" office:value-type="string" calcext:value-type="string">
            <text:p>Communication de prise de rdv et demande implicite de libération de temps pour réaliser certaines tâches sur site de réparation de composants d’avion, par exemple.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prix, pièces et temps passé</text:p>
          </table:table-cell>
          <table:table-cell table:style-name="ce7" office:value-type="string" calcext:value-type="string">
            <text:p><text:span text:style-name="T1">API – </text:span>Domaine de production</text:p>
          </table:table-cell>
          <table:table-cell table:style-name="ce5" office:value-type="string" calcext:value-type="string">
            <text:p>Saas provider</text:p>
          </table:table-cell>
          <table:table-cell table:style-name="ce5" office:value-type="string" calcext:value-type="string">
            <text:p>Communication des éléments de facturation entre l’API du domaine de production vers le Saas provider</text:p>
          </table:table-cell>
          <table:table-cell table:number-columns-repeated="101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informations workflows, outils et documentation technique</text:p>
          </table:table-cell>
          <table:table-cell table:style-name="ce6" office:value-type="string" calcext:value-type="string">
            <text:p>Domaine de production</text:p>
          </table:table-cell>
          <table:table-cell table:style-name="ce5" office:value-type="string" calcext:value-type="string">
            <text:p>Employés</text:p>
          </table:table-cell>
          <table:table-cell table:style-name="ce5" office:value-type="string" calcext:value-type="string">
            <text:p>Visualisation des documents relatif à la maintenance des composants d’avions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on de commande</text:p>
          </table:table-cell>
          <table:table-cell table:style-name="ce6" office:value-type="string" calcext:value-type="string">
            <text:p>Domaine de production</text:p>
          </table:table-cell>
          <table:table-cell table:style-name="ce5" office:value-type="string" calcext:value-type="string">
            <text:p>Technicien de maintenance</text:p>
          </table:table-cell>
          <table:table-cell table:style-name="ce5" office:value-type="string" calcext:value-type="string">
            <text:p>Visualisation des éléments de la mission du technicien en maintenance sur réseau hertzien vers une tablette tactile (iPad)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prix quantité</text:p>
          </table:table-cell>
          <table:table-cell table:style-name="ce7" office:value-type="string" calcext:value-type="string">
            <text:p><text:span text:style-name="T1">API – </text:span>Gestion des stocks</text:p>
          </table:table-cell>
          <table:table-cell table:style-name="ce7" office:value-type="string" calcext:value-type="string">
            <text:p><text:span text:style-name="T1">API – </text:span>Domaine de production</text:p>
          </table:table-cell>
          <table:table-cell table:style-name="ce5" office:value-type="string" calcext:value-type="string">
            <text:p>Communication entre les API de la gestion de stocks et le domaine de production sur les pièces détachées prélevées du stock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ode-barre</text:p>
          </table:table-cell>
          <table:table-cell table:style-name="ce5" office:value-type="string" calcext:value-type="string">
            <text:p>Employés</text:p>
          </table:table-cell>
          <table:table-cell table:style-name="ce6" office:value-type="string" calcext:value-type="string">
            <text:p>Gestion du stock</text:p>
          </table:table-cell>
          <table:table-cell table:style-name="ce5" office:value-type="string" calcext:value-type="string">
            <text:p>Signalisation d’un retrait de pièces détachées du stock via une application smartphone lecteur de code (sans fils – bluetooth)</text:p>
          </table:table-cell>
          <table:table-cell table:number-columns-repeated="1019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alerte sms/e-mail</text:p>
          </table:table-cell>
          <table:table-cell table:style-name="ce6" office:value-type="string" calcext:value-type="string">
            <text:p>Gestion du stocks</text:p>
          </table:table-cell>
          <table:table-cell table:style-name="ce5" office:value-type="string" calcext:value-type="string">
            <text:p>Employé</text:p>
          </table:table-cell>
          <table:table-cell table:style-name="ce5" office:value-type="string" calcext:value-type="string">
            <text:p>Alerte sms/email manquement dans le stock de pièces détachées</text:p>
          </table:table-cell>
          <table:table-cell table:number-columns-repeated="1019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quantités pièces détachées</text:p>
          </table:table-cell>
          <table:table-cell table:style-name="ce5" office:value-type="string" calcext:value-type="string">
            <text:p>Employé</text:p>
          </table:table-cell>
          <table:table-cell table:style-name="ce6" office:value-type="string" calcext:value-type="string">
            <text:p>Gestion des fournisseurs</text:p>
          </table:table-cell>
          <table:table-cell table:style-name="ce5" office:value-type="string" calcext:value-type="string">
            <text:p>Renseignement des pièces détachées à commander</text:p>
          </table:table-cell>
          <table:table-cell table:number-columns-repeated="1019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informations colis</text:p>
          </table:table-cell>
          <table:table-cell table:style-name="ce5" office:value-type="string" calcext:value-type="string">
            <text:p>API Colissimo</text:p>
          </table:table-cell>
          <table:table-cell table:style-name="ce6" office:value-type="string" calcext:value-type="string">
            <text:p>Gestion des fournisseurs</text:p>
          </table:table-cell>
          <table:table-cell table:style-name="ce7" office:value-type="string" calcext:value-type="string">
            <text:p>Suivi des colis envoyé par les fournisseurs de pièces détachées depuis l’<text:span text:style-name="T2">application des fournisseurs</text:span>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éments externe à l’architecture cible de l’entreprise" table:style-name="ta1"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4" table:number-columns-repeated="1020" table:default-cell-style-name="ce15"/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Nom</text:p>
          </table:table-cell>
          <table:table-cell table:style-name="ce16" office:value-type="string" calcext:value-type="string">
            <text:p>Fonction</text:p>
          </table:table-cell>
          <table:table-cell table:style-name="ce18" office:value-type="string" calcext:value-type="string">
            <text:p>Usage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Saas provider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ogiciel distant lié à l’édition de facture et envoie/prélèvement. Ouvert aux clients comme à l’entreprise.</text:p>
          </table:table-cell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Site web banque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Suivie et paiement des fournisseurs</text:p>
          </table:table-cell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FTP Constructeur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Répertoire des sous ensembles, composants d’avions et pièces détachés du constructeur</text:p>
          </table:table-cell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API Colissimo</text:p>
          </table:table-cell>
          <table:table-cell table:style-name="ce20" office:value-type="string" calcext:value-type="string">
            <text:p>-</text:p>
          </table:table-cell>
          <table:table-cell table:style-name="ce22" office:value-type="string" calcext:value-type="string">
            <text:p><text:span text:style-name="T3">Permettre aux développeurs d’ajouter facilement la fonctionnalité de suivi Colissimo grâce à une API REST robuste et à des </text:span><text:span text:style-name="T3"><text:a xlink:href="https://fr.wikipedia.org/wiki/Webhook" xlink:type="simple">webhooks</text:a></text:span>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tion des clients cible" table:style-name="ta1"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4" table:number-columns-repeated="1020" table:default-cell-style-name="ce15"/>
        <table:table-row table:style-name="ro1"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Nom</text:p>
          </table:table-cell>
          <table:table-cell table:style-name="ce16" office:value-type="string" calcext:value-type="string">
            <text:p>Fonction</text:p>
          </table:table-cell>
          <table:table-cell table:style-name="ce18" office:value-type="string" calcext:value-type="string">
            <text:p>Usage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Application de réservation de RDV</text:p>
          </table:table-cell>
          <table:table-cell table:style-name="ce20" office:value-type="string" calcext:value-type="string">
            <text:p>Application Web</text:p>
          </table:table-cell>
          <table:table-cell table:style-name="ce21" office:value-type="string" calcext:value-type="string">
            <text:p>Feuille de calcul d’historisation des RDV clients</text:p>
          </table:table-cell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CRM Client</text:p>
          </table:table-cell>
          <table:table-cell table:style-name="ce20" office:value-type="string" calcext:value-type="string">
            <text:p>Interface</text:p>
          </table:table-cell>
          <table:table-cell table:style-name="ce21" office:value-type="string" calcext:value-type="string">
            <text:p>Outil destiné à tenir compte des souhaits et des attentes des clients</text:p>
          </table:table-cell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IHM</text:p>
          </table:table-cell>
          <table:table-cell table:style-name="ce20" office:value-type="string" calcext:value-type="string">
            <text:p>IHM</text:p>
          </table:table-cell>
          <table:table-cell table:style-name="ce21" office:value-type="string" calcext:value-type="string">
            <text:p>Interface homme machine du CRM Client</text:p>
          </table:table-cell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Oracle SGBD</text:p>
          </table:table-cell>
          <table:table-cell table:style-name="ce20" office:value-type="string" calcext:value-type="string">
            <text:p>Data store</text:p>
          </table:table-cell>
          <table:table-cell table:style-name="ce21" office:value-type="string" calcext:value-type="string">
            <text:p>Gestionnaire des données du CRM Client</text:p>
          </table:table-cell>
          <table:table-cell table:number-columns-repeated="102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BD Client</text:p>
          </table:table-cell>
          <table:table-cell table:style-name="ce20" office:value-type="string" calcext:value-type="string">
            <text:p>BDD</text:p>
          </table:table-cell>
          <table:table-cell table:style-name="ce21" office:value-type="string" calcext:value-type="string">
            <text:p>Base de données liste clients</text:p>
          </table:table-cell>
          <table:table-cell table:number-columns-repeated="1020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Interface de web de facturation</text:p>
          </table:table-cell>
          <table:table-cell table:style-name="ce20" office:value-type="string" calcext:value-type="string">
            <text:p>Interface</text:p>
          </table:table-cell>
          <table:table-cell table:style-name="ce21" office:value-type="string" calcext:value-type="string">
            <text:p>IHM web permettant d’interagir avec le Saas Provider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tion des ressources de l’entreprise" table:style-name="ta1">
        <table:table-column table:style-name="co11" table:default-cell-style-name="ce25"/>
        <table:table-column table:style-name="co12" table:default-cell-style-name="ce28"/>
        <table:table-column table:style-name="co13" table:default-cell-style-name="ce25"/>
        <table:table-column table:style-name="co14" table:default-cell-style-name="ce28"/>
        <table:table-column table:style-name="co4" table:number-columns-repeated="1020" table:default-cell-style-name="ce28"/>
        <table:table-row table:style-name="ro1">
          <table:table-cell table:style-name="ce23" office:value-type="string" calcext:value-type="string">
            <text:p>ID</text:p>
          </table:table-cell>
          <table:table-cell table:style-name="ce26" office:value-type="string" calcext:value-type="string">
            <text:p>Nom</text:p>
          </table:table-cell>
          <table:table-cell table:style-name="ce23" office:value-type="string" calcext:value-type="string">
            <text:p>Fonction</text:p>
          </table:table-cell>
          <table:table-cell table:style-name="ce26" office:value-type="string" calcext:value-type="string">
            <text:p>Usage</text:p>
          </table:table-cell>
          <table:table-cell table:number-columns-repeated="1020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API – Gestion des ressources de l’entreprise</text:p>
          </table:table-cell>
          <table:table-cell table:style-name="ce29" office:value-type="string" calcext:value-type="string">
            <text:p>API</text:p>
          </table:table-cell>
          <table:table-cell table:style-name="ce30" office:value-type="string" calcext:value-type="string">
            <text:p><text:span text:style-name="T4">Façade sur laquelle la </text:span><text:span text:style-name="T5">gestion des ressources</text:span><text:span text:style-name="T4"> de l’entreprise offre des services à d’autres sous-ensembles de l’architecture cible de l’entreprise</text:span></text:p>
          </table:table-cell>
          <table:table-cell table:number-columns-repeated="1020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CRM Client</text:p>
          </table:table-cell>
          <table:table-cell table:style-name="ce29" office:value-type="string" calcext:value-type="string">
            <text:p>Interface</text:p>
          </table:table-cell>
          <table:table-cell table:style-name="ce31" office:value-type="string" calcext:value-type="string">
            <text:p>Outil destiné à tenir compte des souhaits et des attentes des clients</text:p>
          </table:table-cell>
          <table:table-cell table:number-columns-repeated="102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HM</text:p>
          </table:table-cell>
          <table:table-cell table:style-name="ce29" office:value-type="string" calcext:value-type="string">
            <text:p>IHM</text:p>
          </table:table-cell>
          <table:table-cell table:style-name="ce31" office:value-type="string" calcext:value-type="string">
            <text:p>Interface homme machine du CRM Client</text:p>
          </table:table-cell>
          <table:table-cell table:number-columns-repeated="1020"/>
        </table:table-row>
        <table:table-row table:style-name="ro3"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erver app</text:p>
          </table:table-cell>
          <table:table-cell table:style-name="ce29" office:value-type="string" calcext:value-type="string">
            <text:p>Middleware</text:p>
          </table:table-cell>
          <table:table-cell table:style-name="ce31" office:value-type="string" calcext:value-type="string">
            <text:p>Application serveur optimisée pour les clients « mobiles »</text:p>
          </table:table-cell>
          <table:table-cell table:number-columns-repeated="102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Oracle SGBD</text:p>
          </table:table-cell>
          <table:table-cell table:style-name="ce29" office:value-type="string" calcext:value-type="string">
            <text:p>Data store</text:p>
          </table:table-cell>
          <table:table-cell table:style-name="ce31" office:value-type="string" calcext:value-type="string">
            <text:p>Gestionnaire des données du CRM Client</text:p>
          </table:table-cell>
          <table:table-cell table:number-columns-repeated="102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BD Client</text:p>
          </table:table-cell>
          <table:table-cell table:style-name="ce29" office:value-type="string" calcext:value-type="string">
            <text:p>BDD</text:p>
          </table:table-cell>
          <table:table-cell table:style-name="ce31" office:value-type="string" calcext:value-type="string">
            <text:p>Base de données des disponibilités techniciens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aine de production cible" table:style-name="ta1">
        <table:table-column table:style-name="co7" table:default-cell-style-name="ce34"/>
        <table:table-column table:style-name="co15" table:default-cell-style-name="ce37"/>
        <table:table-column table:style-name="co16" table:default-cell-style-name="ce37"/>
        <table:table-column table:style-name="co17" table:default-cell-style-name="ce3"/>
        <table:table-column table:style-name="co4" table:number-columns-repeated="1020" table:default-cell-style-name="ce37"/>
        <table:table-row table:style-name="ro1">
          <table:table-cell table:style-name="ce32" office:value-type="string" calcext:value-type="string">
            <text:p>ID</text:p>
          </table:table-cell>
          <table:table-cell table:style-name="ce35" office:value-type="string" calcext:value-type="string">
            <text:p>Nom</text:p>
          </table:table-cell>
          <table:table-cell table:style-name="ce38" office:value-type="string" calcext:value-type="string">
            <text:p>Fonction</text:p>
          </table:table-cell>
          <table:table-cell table:style-name="ce40" office:value-type="string" calcext:value-type="string">
            <text:p>Usage</text:p>
          </table:table-cell>
          <table:table-cell table:number-columns-repeated="1020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API – Domaine de production</text:p>
          </table:table-cell>
          <table:table-cell table:style-name="ce39" office:value-type="string" calcext:value-type="string">
            <text:p>API</text:p>
          </table:table-cell>
          <table:table-cell table:style-name="ce41" office:value-type="string" calcext:value-type="string">
            <text:p>Façade sur laquelle la <text:span text:style-name="T2">domaine de production</text:span> de l’entreprise offre des services à d’autres sous-ensembles de l’architecture cible de l’entreprise</text:p>
          </table:table-cell>
          <table:table-cell table:number-columns-repeated="1020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6" office:value-type="string" calcext:value-type="string">
            <text:p>Imprimant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Imprimer des documents relatif au action</text:p>
          </table:table-cell>
          <table:table-cell table:number-columns-repeated="1020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6" office:value-type="string" calcext:value-type="string">
            <text:p>Borne wifi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Permet de recevoir et d’émettre des informations entre zone réseau et l’intranet</text:p>
          </table:table-cell>
          <table:table-cell table:number-columns-repeated="1020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6" office:value-type="string" calcext:value-type="string">
            <text:p>Application de production</text:p>
          </table:table-cell>
          <table:table-cell table:style-name="ce39" office:value-type="string" calcext:value-type="string">
            <text:p>Interface</text:p>
          </table:table-cell>
          <table:table-cell table:style-name="ce42" office:value-type="string" calcext:value-type="string">
            <text:p>Application destiné à la gestion du domaine de production</text:p>
          </table:table-cell>
          <table:table-cell table:number-columns-repeated="1020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6" office:value-type="string" calcext:value-type="string">
            <text:p>IHM</text:p>
          </table:table-cell>
          <table:table-cell table:style-name="ce39" office:value-type="string" calcext:value-type="string">
            <text:p>IHM</text:p>
          </table:table-cell>
          <table:table-cell table:style-name="ce42" office:value-type="string" calcext:value-type="string">
            <text:p>IHM de l’application de production</text:p>
          </table:table-cell>
          <table:table-cell table:number-columns-repeated="1020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Server App</text:p>
          </table:table-cell>
          <table:table-cell table:style-name="ce39" office:value-type="string" calcext:value-type="string">
            <text:p>Middleware</text:p>
          </table:table-cell>
          <table:table-cell table:style-name="ce42" office:value-type="string" calcext:value-type="string">
            <text:p>Application serveur optimisée pour les clients « mobiles »</text:p>
          </table:table-cell>
          <table:table-cell table:number-columns-repeated="1020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style-name="ce36" office:value-type="string" calcext:value-type="string">
            <text:p>Oracle SGBD</text:p>
          </table:table-cell>
          <table:table-cell table:style-name="ce39" office:value-type="string" calcext:value-type="string">
            <text:p>Data store</text:p>
          </table:table-cell>
          <table:table-cell table:style-name="ce42" office:value-type="string" calcext:value-type="string">
            <text:p>Gestionnaire des données de l’application de production</text:p>
          </table:table-cell>
          <table:table-cell table:number-columns-repeated="1020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6" office:value-type="string" calcext:value-type="string">
            <text:p>BD Workflow</text:p>
          </table:table-cell>
          <table:table-cell table:style-name="ce39" office:value-type="string" calcext:value-type="string">
            <text:p>BDD</text:p>
          </table:table-cell>
          <table:table-cell table:style-name="ce42" office:value-type="string" calcext:value-type="string">
            <text:p>Base de données liste des flux de travaux</text:p>
          </table:table-cell>
          <table:table-cell table:number-columns-repeated="1020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table:style-name="ce36" office:value-type="string" calcext:value-type="string">
            <text:p>BD Outil</text:p>
          </table:table-cell>
          <table:table-cell table:style-name="ce39" office:value-type="string" calcext:value-type="string">
            <text:p>BDD</text:p>
          </table:table-cell>
          <table:table-cell table:style-name="ce42" office:value-type="string" calcext:value-type="string">
            <text:p>Base de données liste d’outils</text:p>
          </table:table-cell>
          <table:table-cell table:number-columns-repeated="1020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36" office:value-type="string" calcext:value-type="string">
            <text:p>BD Doc technique</text:p>
          </table:table-cell>
          <table:table-cell table:style-name="ce39" office:value-type="string" calcext:value-type="string">
            <text:p>BDD</text:p>
          </table:table-cell>
          <table:table-cell table:style-name="ce42" office:value-type="string" calcext:value-type="string">
            <text:p>Base de données liste de documentations techniques</text:p>
          </table:table-cell>
          <table:table-cell table:number-columns-repeated="1020"/>
        </table:table-row>
        <table:table-row table:style-name="ro3">
          <table:table-cell table:style-name="ce33" office:value-type="float" office:value="11" calcext:value-type="float">
            <text:p>11</text:p>
          </table:table-cell>
          <table:table-cell table:style-name="ce36" office:value-type="string" calcext:value-type="string">
            <text:p>Middleware pilote Modem 5G</text:p>
          </table:table-cell>
          <table:table-cell table:style-name="ce39" office:value-type="string" calcext:value-type="string">
            <text:p>Middleware</text:p>
          </table:table-cell>
          <table:table-cell table:style-name="ce42" office:value-type="string" calcext:value-type="string">
            <text:p>Pilote l’envoie d’information de bon de commande entre zone réseau et l’intranet</text:p>
          </table:table-cell>
          <table:table-cell table:number-columns-repeated="1020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36" office:value-type="string" calcext:value-type="string">
            <text:p>Middleware pilote Répertoire constructeur</text:p>
          </table:table-cell>
          <table:table-cell table:style-name="ce39" office:value-type="string" calcext:value-type="string">
            <text:p>Middleware</text:p>
          </table:table-cell>
          <table:table-cell table:style-name="ce42" office:value-type="string" calcext:value-type="string">
            <text:p>Répertoire de données contenant les fiches constructeurs des pièces à réparer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tion des stocks cible" table:style-name="ta1">
        <table:table-column table:style-name="co1" table:default-cell-style-name="ce45"/>
        <table:table-column table:style-name="co18" table:default-cell-style-name="ce45"/>
        <table:table-column table:style-name="co13" table:default-cell-style-name="ce45"/>
        <table:table-column table:style-name="co19" table:default-cell-style-name="ce45"/>
        <table:table-column table:style-name="co4" table:number-columns-repeated="1020" table:default-cell-style-name="ce45"/>
        <table:table-row table:style-name="ro1">
          <table:table-cell table:style-name="ce43" office:value-type="string" calcext:value-type="string">
            <text:p>ID</text:p>
          </table:table-cell>
          <table:table-cell table:style-name="ce46" office:value-type="string" calcext:value-type="string">
            <text:p>Nom</text:p>
          </table:table-cell>
          <table:table-cell table:style-name="ce43" office:value-type="string" calcext:value-type="string">
            <text:p>Fonction</text:p>
          </table:table-cell>
          <table:table-cell table:style-name="ce46" office:value-type="string" calcext:value-type="string">
            <text:p>Usage</text:p>
          </table:table-cell>
          <table:table-cell table:number-columns-repeated="1020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Module physique de réception de données sans-fil</text:p>
          </table:table-cell>
          <table:table-cell table:style-name="ce48" office:value-type="string" calcext:value-type="string">
            <text:p>-</text:p>
          </table:table-cell>
          <table:table-cell table:style-name="ce49" office:value-type="string" calcext:value-type="string">
            <text:p>Réception les données code-barres envoyé par les smartphones des employés</text:p>
          </table:table-cell>
          <table:table-cell table:number-columns-repeated="1020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7" office:value-type="string" calcext:value-type="string">
            <text:p>Application gestion des stocks</text:p>
          </table:table-cell>
          <table:table-cell table:style-name="ce48" office:value-type="string" calcext:value-type="string">
            <text:p>Interface</text:p>
          </table:table-cell>
          <table:table-cell table:style-name="ce49" office:value-type="string" calcext:value-type="string">
            <text:p>Application dont l’usage est destiné à la gestion du stock de l’entreprise</text:p>
          </table:table-cell>
          <table:table-cell table:number-columns-repeated="1020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7" office:value-type="string" calcext:value-type="string">
            <text:p>IHM</text:p>
          </table:table-cell>
          <table:table-cell table:style-name="ce48" office:value-type="string" calcext:value-type="string">
            <text:p>IHM</text:p>
          </table:table-cell>
          <table:table-cell table:style-name="ce49" office:value-type="string" calcext:value-type="string">
            <text:p>Interface homme-machine de l’application gestion du stock</text:p>
          </table:table-cell>
          <table:table-cell table:number-columns-repeated="1020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7" office:value-type="string" calcext:value-type="string">
            <text:p>Oracle SGBD</text:p>
          </table:table-cell>
          <table:table-cell table:style-name="ce48" office:value-type="string" calcext:value-type="string">
            <text:p>Data center</text:p>
          </table:table-cell>
          <table:table-cell table:style-name="ce49" office:value-type="string" calcext:value-type="string">
            <text:p>Gestionnaire de donnée oracle de l’application gestion du stock</text:p>
          </table:table-cell>
          <table:table-cell table:number-columns-repeated="1020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7" office:value-type="string" calcext:value-type="string">
            <text:p>BD Stocks</text:p>
          </table:table-cell>
          <table:table-cell table:style-name="ce48" office:value-type="string" calcext:value-type="string">
            <text:p>BDD</text:p>
          </table:table-cell>
          <table:table-cell table:style-name="ce49" office:value-type="string" calcext:value-type="string">
            <text:p>Base de donnée de l’application de gestion du stock contenant la liste du stock</text:p>
          </table:table-cell>
          <table:table-cell table:number-columns-repeated="1020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7" office:value-type="string" calcext:value-type="string">
            <text:p>Tableau de bord Alerte</text:p>
          </table:table-cell>
          <table:table-cell table:style-name="ce48" office:value-type="string" calcext:value-type="string">
            <text:p>Interface</text:p>
          </table:table-cell>
          <table:table-cell table:style-name="ce49" office:value-type="string" calcext:value-type="string">
            <text:p>Visualisation des alertes liées à la gestion du stock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tion des fournisseurs cible" table:style-name="ta1">
        <table:table-column table:style-name="co1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"/>
        <table:table-column table:style-name="co4" table:number-columns-repeated="1020" table:default-cell-style-name="ce37"/>
        <table:table-row table:style-name="ro1">
          <table:table-cell table:style-name="ce38" office:value-type="string" calcext:value-type="string">
            <text:p>ID</text:p>
          </table:table-cell>
          <table:table-cell table:style-name="ce35" office:value-type="string" calcext:value-type="string">
            <text:p>Nom</text:p>
          </table:table-cell>
          <table:table-cell table:style-name="ce38" office:value-type="string" calcext:value-type="string">
            <text:p>Fonction</text:p>
          </table:table-cell>
          <table:table-cell table:style-name="ce40" office:value-type="string" calcext:value-type="string">
            <text:p>Usage</text:p>
          </table:table-cell>
          <table:table-cell table:number-columns-repeated="1020"/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style-name="ce36" office:value-type="string" calcext:value-type="string">
            <text:p>Application fournisseurs</text:p>
          </table:table-cell>
          <table:table-cell table:style-name="ce39" office:value-type="string" calcext:value-type="string">
            <text:p>Interface</text:p>
          </table:table-cell>
          <table:table-cell table:style-name="ce42" office:value-type="string" calcext:value-type="string">
            <text:p>Application de gestion des fournisseurs</text:p>
          </table:table-cell>
          <table:table-cell table:number-columns-repeated="1020"/>
        </table:table-row>
        <table:table-row table:style-name="ro1">
          <table:table-cell table:style-name="ce50" office:value-type="float" office:value="2" calcext:value-type="float">
            <text:p>2</text:p>
          </table:table-cell>
          <table:table-cell table:style-name="ce36" office:value-type="string" calcext:value-type="string">
            <text:p>IHM</text:p>
          </table:table-cell>
          <table:table-cell table:style-name="ce39" office:value-type="string" calcext:value-type="string">
            <text:p>IHM</text:p>
          </table:table-cell>
          <table:table-cell table:style-name="ce42" office:value-type="string" calcext:value-type="string">
            <text:p>IHM de l’application de gestion des fournisseurs</text:p>
          </table:table-cell>
          <table:table-cell table:number-columns-repeated="1020"/>
        </table:table-row>
        <table:table-row table:style-name="ro3">
          <table:table-cell table:style-name="ce50" office:value-type="float" office:value="3" calcext:value-type="float">
            <text:p>3</text:p>
          </table:table-cell>
          <table:table-cell table:style-name="ce36" office:value-type="string" calcext:value-type="string">
            <text:p>Oracle SGBD</text:p>
          </table:table-cell>
          <table:table-cell table:style-name="ce39" office:value-type="string" calcext:value-type="string">
            <text:p>Data store</text:p>
          </table:table-cell>
          <table:table-cell table:style-name="ce42" office:value-type="string" calcext:value-type="string">
            <text:p>Gestionnaire de données Oracles de l’application fournisseurs contenant les bases de données des fournisseurs, des bons de commande et des suivis des paiements</text:p>
          </table:table-cell>
          <table:table-cell table:number-columns-repeated="1020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36" office:value-type="string" calcext:value-type="string">
            <text:p>BD Fournisseur</text:p>
          </table:table-cell>
          <table:table-cell table:style-name="ce39" office:value-type="string" calcext:value-type="string">
            <text:p>BDD</text:p>
          </table:table-cell>
          <table:table-cell table:style-name="ce42" office:value-type="string" calcext:value-type="string">
            <text:p>Liste des fournisseurs</text:p>
          </table:table-cell>
          <table:table-cell table:number-columns-repeated="1020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36" office:value-type="string" calcext:value-type="string">
            <text:p>BD Bon de commande</text:p>
          </table:table-cell>
          <table:table-cell table:style-name="ce39" office:value-type="string" calcext:value-type="string">
            <text:p>BDD</text:p>
          </table:table-cell>
          <table:table-cell table:style-name="ce42" office:value-type="string" calcext:value-type="string">
            <text:p>Liste des bon de commande</text:p>
          </table:table-cell>
          <table:table-cell table:number-columns-repeated="1020"/>
        </table:table-row>
        <table:table-row table:style-name="ro1">
          <table:table-cell table:style-name="ce50" office:value-type="float" office:value="6" calcext:value-type="float">
            <text:p>6</text:p>
          </table:table-cell>
          <table:table-cell table:style-name="ce36" office:value-type="string" calcext:value-type="string">
            <text:p>BD Suivi des paiements</text:p>
          </table:table-cell>
          <table:table-cell table:style-name="ce39" office:value-type="string" calcext:value-type="string">
            <text:p>BDD</text:p>
          </table:table-cell>
          <table:table-cell table:style-name="ce42" office:value-type="string" calcext:value-type="string">
            <text:p>Liste historique de paiements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4:14:11.2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4T14:16:27.653000000</dc:date>
    <dc:creator>Rudy Hoarau</dc:creator>
    <meta:editing-duration>PT26M49S</meta:editing-duration>
    <meta:editing-cycles>13</meta:editing-cycles>
    <meta:generator>LibreOffice/7.3.2.2$Windows_X86_64 LibreOffice_project/49f2b1bff42cfccbd8f788c8dc32c1c309559be0</meta:generator>
    <meta:document-statistic meta:table-count="7" meta:cell-count="269" meta:object-count="0"/>
  </office:meta>
</office:document-meta>
</file>